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tbl_warga (<text:line-break/>id varchar(10) PRIMARY KEY,<text:line-break/>nik varchar(30),<text:line-break/>password varchar(255),<text:line-break/>no_kk varchar(30),<text:line-break/>nama varchar(30),<text:line-break/>jenis_kelamin varchar(30),<text:line-break/>tempat_lahir varchar(30),<text:line-break/>tanggal_lahir varchar(30),<text:line-break/>status_menikah varchar(30),<text:line-break/>pekerjaan varchar(30),<text:line-break/>agama varchar(30),<text:line-break/> <text:s text:c="3"/>no_telp varchar(30),<text:line-break/>kewarganegaraan varchar(30),<text:line-break/>alamat text,<text:line-break/>rt varchar(30),<text:line-break/>rw varchar(30),<text:line-break/>desa varchar(30),<text:line-break/>kecamatan varchar(30),<text:line-break/>kode_post <text:s/>varchar(30),<text:line-break/>kabupaten <text:s/>varchar(30),<text:line-break/>provinsi <text:s/>varchar(30),<text:line-break/>level_id <text:s/>varchar(30),<text:line-break/>is_active <text:s/>varchar(30)<text:line-break/>);<text:line-break/><text:line-break/>CREATE TABLE tbl_levels(<text:line-break/> <text:s/>id int(11) PRIMARY KEY <text:s/>AUTO_INCREMENT,<text:line-break/> <text:s/>nama_level varchar(30)<text:line-break/>);<text:line-break/><text:line-break/>CREATE TABLE tbl_rt(<text:line-break/> <text:s/>id int(11) PRIMARY KEY <text:s/>AUTO_INCREMENT,<text:line-break/> <text:s/>rw_id int(11),<text:line-break/> <text:s/>nama varchar(30),<text:line-break/> <text:s/>jk varchar(30),<text:line-break/> <text:s text:c="3"/>jabatan varchar(30),<text:line-break/> <text:s text:c="3"/>rt varchar(30),<text:line-break/> <text:s text:c="3"/>no_telp varchar(30),<text:line-break/> <text:s text:c="3"/>foto varchar(255)<text:line-break/>);<text:line-break/><text:line-break/>CREATE TABLE tbl_rw(<text:line-break/> <text:s/>id int(11) PRIMARY KEY <text:s/>AUTO_INCREMENT,<text:line-break/> <text:s/>nama varchar(30),<text:line-break/> <text:s/>jk varchar(30),<text:line-break/> <text:s text:c="3"/>jabatan varchar(30),<text:line-break/> <text:s text:c="3"/>rw varchar(30),<text:line-break/> <text:s text:c="3"/>no_telp varchar(30),<text:line-break/> <text:s text:c="3"/>foto varchar(255)<text:line-break/>);<text:line-break/><text:line-break/><text:soft-page-break/>CREATE TABLE tbl_pengajuan (<text:line-break/>id varchar(10) PRIMARY KEY,<text:line-break/>nik varchar(30),<text:line-break/>nama varchar(30),<text:line-break/>jenis_kelamin varchar(30),<text:line-break/>tempat_lahir varchar(30),<text:line-break/>tanggal_lahir varchar(30),<text:line-break/>status_menikah varchar(30),<text:line-break/>pekerjaan varchar(30),<text:line-break/>agama varchar(30),<text:line-break/>no_telp varchar(30),<text:line-break/>kewarganegaraan varchar(30),<text:line-break/>alamat text,<text:line-break/>rt varchar(30),<text:line-break/>rw varchar(30),<text:line-break/>desa varchar(30),<text:line-break/>kecamatan varchar(30),<text:line-break/>kabupaten <text:s/>varchar(30),<text:line-break/>provinsi <text:s/>varchar(30),<text:line-break/>pengajuan varchar(255),<text:line-break/>dibuat int(11),<text:line-break/> <text:s text:c="3"/>rt_acc varchar(10),<text:line-break/> <text:s text:c="3"/>rw_acc varchar(10),<text:line-break/> <text:s text:c="3"/>kelurahan_acc varchar(10)<text:line-break/>);<text:line-break/><text:line-break/><text:line-break/>CREATE TABLE tbl_domisili (<text:line-break/>id varchar(10) PRIMARY KEY,<text:line-break/>nik varchar(30),<text:line-break/>nama varchar(30),<text:line-break/>jenis_kelamin varchar(30),<text:line-break/>tempat_lahir varchar(30),<text:line-break/>tanggal_lahir varchar(30),<text:line-break/>status_menikah varchar(30),<text:line-break/>pekerjaan varchar(30),<text:line-break/>agama varchar(30),<text:line-break/>no_telp varchar(30),<text:line-break/>kewarganegaraan varchar(30),<text:line-break/>alamat text,<text:line-break/>rt varchar(30),<text:line-break/>rw varchar(30),<text:line-break/>desa varchar(30),<text:line-break/>kecamatan varchar(30),<text:line-break/>kabupaten <text:s/>varchar(30),<text:line-break/>provinsi <text:s/>varchar(30),<text:line-break/>dibuat int(11)<text:line-break/>);<text:line-break/><text:line-break/>CREATE TABLE tbl_status_pengajuan(<text:line-break/> <text:s/>id varchar(10),<text:line-break/> <text:s/>pejabat varchar(10),<text:line-break/><text:soft-page-break/> <text:s/>keterangan varchar(30),<text:line-break/> <text:s/>dibuat int(11)<text:line-break/>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1T15:18:38.490000000</meta:creation-date>
    <dc:date>2021-06-01T15:18:57.070000000</dc:date>
    <meta:editing-duration>PT21S</meta:editing-duration>
    <meta:editing-cycles>1</meta:editing-cycles>
    <meta:document-statistic meta:table-count="0" meta:image-count="0" meta:object-count="0" meta:page-count="3" meta:paragraph-count="1" meta:word-count="218" meta:character-count="2160" meta:non-whitespace-character-count="1850"/>
    <meta:generator>LibreOffice/7.0.1.2$Windows_x86 LibreOffice_project/7cbcfc562f6eb6708b5ff7d7397325de9e764452</meta:generator>
  </office:meta>
</office:document-meta>
</file>